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0424e" style:font-name="urw-din" fo:font-size="12.75pt" fo:letter-spacing="normal" fo:font-style="normal" fo:font-weight="normal"/>
    </style:style>
    <style:style style:name="P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0424e" style:font-name="urw-din" fo:font-size="12.75pt" fo:letter-spacing="normal" fo:font-style="normal" fo:font-weight="normal" officeooo:rsid="000c8e73" officeooo:paragraph-rsid="000c8e73"/>
    </style:style>
    <style:style style:name="P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0424e" style:font-name="urw-din" fo:font-size="12.75pt" fo:letter-spacing="normal" fo:font-style="normal" fo:font-weight="normal" officeooo:rsid="000cf68d" officeooo:paragraph-rsid="000cf68d"/>
    </style:style>
    <style:style style:name="P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0424e" style:font-name="urw-din" fo:font-size="12.75pt" fo:letter-spacing="normal" fo:font-style="normal" fo:font-weight="normal" officeooo:rsid="000cf68d" officeooo:paragraph-rsid="000ee59d"/>
    </style:style>
    <style:style style:name="P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0424e" style:font-name="urw-din" fo:font-size="12.75pt" fo:letter-spacing="normal" fo:font-style="normal" fo:font-weight="normal" officeooo:rsid="000ee59d" officeooo:paragraph-rsid="000ee59d"/>
    </style:style>
    <style:style style:name="P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0424e" style:font-name="urw-din" fo:font-size="12.75pt" fo:letter-spacing="normal" fo:font-style="normal" fo:font-weight="normal" officeooo:rsid="00104463" officeooo:paragraph-rsid="00104463"/>
    </style:style>
    <style:style style:name="P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0424e" style:font-name="urw-din" fo:font-size="12.75pt" fo:letter-spacing="normal" fo:font-style="normal" fo:font-weight="bold" officeooo:rsid="000a15b8" officeooo:paragraph-rsid="000a15b8" style:font-weight-asian="bold" style:font-weight-complex="bold"/>
    </style:style>
    <style:style style:name="P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0424e" style:font-name="urw-din" fo:font-size="12.75pt" fo:letter-spacing="normal" fo:font-style="normal" fo:font-weight="bold" officeooo:rsid="000ad331" officeooo:paragraph-rsid="000ad331" style:font-weight-asian="bold" style:font-weight-complex="bold"/>
    </style:style>
    <style:style style:name="T1" style:family="text">
      <style:text-properties fo:font-variant="normal" fo:text-transform="none" fo:color="#40424e" style:font-name="urw-din" fo:font-size="12.75pt" fo:letter-spacing="normal" fo:font-style="normal" loext:padding="0cm" loext:border="none"/>
    </style:style>
    <style:style style:name="T2" style:family="text">
      <style:text-properties fo:font-variant="normal" fo:text-transform="none" fo:color="#40424e" style:font-name="urw-din" fo:font-size="12.75pt" fo:letter-spacing="normal" fo:font-style="normal" fo:font-weight="normal"/>
    </style:style>
    <style:style style:name="T3" style:family="text">
      <style:text-properties fo:font-variant="normal" fo:text-transform="none" fo:color="#40424e" fo:letter-spacing="normal"/>
    </style:style>
    <style:style style:name="T4" style:family="text">
      <style:text-properties fo:font-variant="normal" fo:text-transform="none" fo:color="#40424e" fo:letter-spacing="normal" loext:padding="0cm" loext:border="none"/>
    </style:style>
    <style:style style:name="T5" style:family="text">
      <style:text-properties officeooo:rsid="000c8e73"/>
    </style:style>
    <style:style style:name="T6" style:family="text">
      <style:text-properties officeooo:rsid="000cf68d"/>
    </style:style>
    <style:style style:name="T7" style:family="text">
      <style:text-properties officeooo:rsid="000ee59d"/>
    </style:style>
    <style:style style:name="T8" style:family="text">
      <style:text-properties officeooo:rsid="001044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Algorithm</text:span></text:span><text:span text:style-name="T3"> </text:span><text:line-break/><text:span text:style-name="Strong_20_Emphasis"><text:span text:style-name="T1">1.</text:span></text:span><text:span text:style-name="T3"> </text:span><text:span text:style-name="T2">Scan the infix expression from left to right. </text:span><text:line-break/><text:span text:style-name="Strong_20_Emphasis"><text:span text:style-name="T1">2.</text:span></text:span><text:span text:style-name="T3"> </text:span><text:span text:style-name="T2">If the scanned character is an operand, output it. </text:span><text:line-break/><text:span text:style-name="Strong_20_Emphasis"><text:span text:style-name="T1">3. </text:span></text:span><text:span text:style-name="T2">Else, </text:span><text:line-break/><text:span text:style-name="Strong_20_Emphasis"><text:span text:style-name="T4">      </text:span></text:span><text:span text:style-name="Strong_20_Emphasis"><text:span text:style-name="T1">1</text:span></text:span><text:span text:style-name="T3"> </text:span><text:span text:style-name="T2">If the precedence of the scanned operator is greater than the precedence of the operator in the stack(or the stack is empty           or the stack contains a ‘(‘ ), push it. </text:span><text:line-break/><text:span text:style-name="Strong_20_Emphasis"><text:span text:style-name="T4">      </text:span></text:span><text:span text:style-name="Strong_20_Emphasis"><text:span text:style-name="T1">2</text:span></text:span><text:span text:style-name="T3"> </text:span><text:span text:style-name="T2">Else, Pop all the operators from the stack which are greater than or equal to in precedence than that of the scanned operator. After doing that Push the scanned operator to the stack. (If you encounter parenthesis while popping then stop there and push the scanned operator in the stack.) </text:span><text:line-break/><text:span text:style-name="Strong_20_Emphasis"><text:span text:style-name="T1">4.</text:span></text:span><text:span text:style-name="T3"> </text:span><text:span text:style-name="T2">If the scanned character is an ‘(‘, push it to the stack. </text:span><text:line-break/><text:span text:style-name="Strong_20_Emphasis"><text:span text:style-name="T1">5.</text:span></text:span><text:span text:style-name="T3"> </text:span><text:span text:style-name="T2">If the scanned character is an ‘)’, pop the stack and and output it until a ‘(‘ is encountered, and discard both the parenthesis. </text:span><text:line-break/><text:span text:style-name="Strong_20_Emphasis"><text:span text:style-name="T1">6.</text:span></text:span><text:span text:style-name="T3"> </text:span><text:span text:style-name="T2">Repeat steps 2-6 until infix expression is scanned. </text:span><text:line-break/><text:span text:style-name="Strong_20_Emphasis"><text:span text:style-name="T1">7.</text:span></text:span><text:span text:style-name="T3"> </text:span><text:span text:style-name="T2">Print the output </text:span><text:line-break/><text:span text:style-name="Strong_20_Emphasis"><text:span text:style-name="T1">8. </text:span></text:span><text:span text:style-name="T2">Pop and output from the stack until it is not empty</text:span></text:p>
      <text:p text:style-name="P2"/>
      <text:p text:style-name="P2"/>
      <text:p text:style-name="P8">Pseudo Code:</text:p>
      <text:p text:style-name="P8"/>
      <text:p text:style-name="P9">ORDER <text:span text:style-name="T5">OF PRECEDENCE</text:span></text:p>
      <text:p text:style-name="P3"/>
      <text:p text:style-name="P3">Paranthesis</text:p>
      <text:p text:style-name="P3">Exponents</text:p>
      <text:p text:style-name="P3">Mul and Div</text:p>
      <text:p text:style-name="P3">Add and Sub</text:p>
      <text:p text:style-name="P3"/>
      <text:p text:style-name="P3"/>
      <text:p text:style-name="P4">Infix_to_postfix(exp)</text:p>
      <text:p text:style-name="P4">{</text:p>
      <text:p text:style-name="P4"><text:tab/><text:span text:style-name="T7">Create stack of characters (s)</text:span></text:p>
      <text:p text:style-name="P6"><text:tab/>result_string= empty</text:p>
      <text:p text:style-name="P6"><text:tab/>for i=0 to len_of_exp:</text:p>
      <text:p text:style-name="P6"><text:tab/><text:tab/>{</text:p>
      <text:p text:style-name="P6"><text:tab/><text:tab/><text:tab/>if(exp[i] is operand:</text:p>
      <text:p text:style-name="P6"><text:tab/><text:tab/><text:tab/><text:tab/>apend in result_string</text:p>
      <text:p text:style-name="P6"><text:tab/><text:tab/><text:tab/>else if exp[i] is operator:</text:p>
      <text:p text:style-name="P6"><text:tab/><text:tab/><text:tab/>{</text:p>
      <text:p text:style-name="P6"><text:tab/><text:tab/><text:tab/><text:tab/>while(stack is not empty <text:s/>and s[top] is of higher prec <text:tab/><text:tab/><text:tab/><text:tab/>than exp[i] <text:span text:style-name="T8">and s[top] is not the openng <text:tab/><text:tab/><text:tab/><text:tab/><text:tab/><text:tab/>parentheses</text:span>):</text:p>
      <text:p text:style-name="P6"><text:tab/><text:tab/><text:tab/><text:tab/><text:tab/>{<text:tab/></text:p>
      <text:p text:style-name="P6"><text:tab/><text:tab/><text:tab/><text:tab/><text:tab/><text:tab/>res=res+s[top]</text:p>
      <text:p text:style-name="P6"><text:tab/><text:tab/><text:tab/><text:tab/><text:tab/><text:tab/>s.pop()</text:p>
      <text:p text:style-name="P6"><text:tab/><text:tab/><text:tab/><text:tab/><text:tab/>}</text:p>
      <text:p text:style-name="P6"><text:tab/><text:tab/><text:tab/>}</text:p>
      <text:p text:style-name="P7"><text:tab/><text:tab/><text:tab/>else if exp[i] is opening parenthesis:</text:p>
      <text:p text:style-name="P7"><text:soft-page-break/><text:tab/><text:tab/><text:tab/>{</text:p>
      <text:p text:style-name="P7"><text:tab/><text:tab/><text:tab/><text:tab/>s.push(exp[i])</text:p>
      <text:p text:style-name="P7"><text:tab/><text:tab/><text:tab/>}</text:p>
      <text:p text:style-name="P7"><text:tab/><text:tab/><text:tab/>else if(exp[i] is closong parenthese:</text:p>
      <text:p text:style-name="P7"><text:tab/><text:tab/><text:tab/>{</text:p>
      <text:p text:style-name="P7"><text:tab/><text:tab/><text:tab/><text:tab/>while(s is not empty and s[top] isnot a opening <text:tab/><text:tab/><text:tab/><text:tab/><text:tab/>parenthesis:</text:p>
      <text:p text:style-name="P7"><text:tab/><text:tab/><text:tab/><text:tab/><text:tab/>{</text:p>
      <text:p text:style-name="P7"><text:tab/><text:tab/><text:tab/><text:tab/><text:tab/><text:tab/>res=res+s[top]</text:p>
      <text:p text:style-name="P7"><text:tab/><text:tab/><text:tab/><text:tab/><text:tab/><text:tab/>pop(s[top])</text:p>
      <text:p text:style-name="P7"><text:tab/><text:tab/><text:tab/><text:tab/><text:tab/>}</text:p>
      <text:p text:style-name="P7"><text:tab/><text:tab/><text:tab/>s.pop()<text:tab/><text:tab/><text:tab/></text:p>
      <text:p text:style-name="P7"><text:tab/><text:tab/><text:tab/>}</text:p>
      <text:p text:style-name="P6"><text:tab/><text:tab/>}</text:p>
      <text:p text:style-name="P6"><text:tab/>while(stackis not empty)<text:span text:style-name="T6">:</text:span></text:p>
      <text:p text:style-name="P6"><text:tab/><text:tab/><text:tab/>{<text:tab/></text:p>
      <text:p text:style-name="P6"><text:tab/><text:tab/><text:tab/><text:tab/>res=res+s[top]</text:p>
      <text:p text:style-name="P6"><text:tab/><text:tab/><text:tab/><text:tab/>s[pop]</text:p>
      <text:p text:style-name="P6"><text:tab/><text:tab/><text:tab/>}</text:p>
      <text:p text:style-name="P7">return res</text:p>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rw-din" svg:font-family="urw-di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5T22:40:17.598552366</meta:creation-date>
    <dc:date>2021-02-16T14:14:24.469559295</dc:date>
    <meta:editing-duration>PT1H2M23S</meta:editing-duration>
    <meta:editing-cycles>2</meta:editing-cycles>
    <meta:generator>LibreOffice/6.0.7.3$Linux_X86_64 LibreOffice_project/00m0$Build-3</meta:generator>
    <meta:document-statistic meta:table-count="0" meta:image-count="0" meta:object-count="0" meta:page-count="2" meta:paragraph-count="44" meta:word-count="273" meta:character-count="1687" meta:non-whitespace-character-count="1290"/>
  </office:meta>
</office:document-meta>
</file>